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5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6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Arial" fo:font-size="12pt" fo:letter-spacing="normal" fo:font-weight="normal" style:font-size-asian="12pt" style:font-size-complex="12pt"/>
    </style:style>
    <style:style style:name="P7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Arial" fo:font-size="12pt" style:font-size-asian="12pt" style:font-size-complex="12pt"/>
    </style:style>
    <style:style style:name="T1" style:family="text">
      <style:text-properties style:font-name="Inter" fo:font-size="10.5pt" fo:letter-spacing="normal" fo:font-weight="normal"/>
    </style:style>
    <style:style style:name="T2" style:family="text">
      <style:text-properties fo:font-size="10.5pt" fo:letter-spacing="normal" fo:font-weight="normal"/>
    </style:style>
    <style:style style:name="T3" style:family="text">
      <style:text-properties fo:background-color="#ffff00"/>
    </style:style>
    <style:style style:name="T4" style:family="text">
      <style:text-properties style:font-name="Arial" fo:font-size="10.5pt" fo:letter-spacing="normal" fo:font-weight="normal"/>
    </style:style>
    <style:style style:name="T5" style:family="text">
      <style:text-properties style:font-name="Arial" fo:letter-spacing="normal" fo:font-weight="normal"/>
    </style:style>
    <style:style style:name="T6" style:family="text">
      <style:text-properties style:font-name="Arial" fo:font-size="12pt" fo:letter-spacing="normal" fo:font-weight="normal" style:font-size-asian="12pt" style:font-size-complex="1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</text:p>
      <text:section text:style-name="Sect1" text:name="3926">
        <text:p text:style-name="P3"><text:span text:style-name="Strong_20_Emphasis"><text:span text:style-name="T6">What happened to the file "cyberfile"?</text:span></text:span></text:p>
        <text:p text:style-name="P3"><text:span text:style-name="Strong_20_Emphasis"><text:span text:style-name="T6"/></text:span></text:p>
        <text:list xml:id="list3977796291709478016" text:style-name="L1">
          <text:list-item>
            <text:p text:style-name="P4">The cyberfile didn't change and confidential.txt.enc was created<text:tab/><text:tab/><text:tab/><text:span text:style-name="T3">rigth</text:span></text:p>
          </text:list-item>
          <text:list-item>
            <text:p text:style-name="P4">It changed to confidential.txt.enc and anyone can view it</text:p>
          </text:list-item>
          <text:list-item>
            <text:p text:style-name="P4">It changed to confidential.txt.enc and became a protected file</text:p>
          </text:list-item>
        </text:list>
        <text:p text:style-name="P7">Score: 0.42</text:p>
      </text:section>
      <text:section text:style-name="Sect1" text:name="3927">
        <text:p text:style-name="P2">2)</text:p>
        <text:p text:style-name="P3"><text:span text:style-name="Strong_20_Emphasis"><text:span text:style-name="T6">Run the command "cat confidential.txt.enc". What is the content of this file?</text:span></text:span></text:p>
        <text:p text:style-name="P3"><text:span text:style-name="Strong_20_Emphasis"><text:span text:style-name="T6"/></text:span></text:p>
        <text:list xml:id="list5920612233372769395" text:style-name="L2">
          <text:list-item>
            <text:p text:style-name="P5">It is encrypted data, random letters</text:p>
          </text:list-item>
          <text:list-item>
            <text:p text:style-name="P5">It has the letters of the cyberfile file, but in the wrong order</text:p>
          </text:list-item>
          <text:list-item>
            <text:p text:style-name="P5">It has the same content as the cyberfile file</text:p>
          </text:list-item>
          <text:list-item>
            <text:p text:style-name="P5">It is encrypted data, not readable and not only letters<text:tab/><text:tab/><text:tab/><text:span text:style-name="T3">rigth</text:span></text:p>
          </text:list-item>
        </text:list>
        <text:p text:style-name="P7">Score: 0.42</text:p>
      </text:section>
      <text:section text:style-name="Sect1" text:name="3928">
        <text:p text:style-name="P2">3)</text:p>
        <text:p text:style-name="P3"><text:span text:style-name="Strong_20_Emphasis"><text:span text:style-name="T6">Who can decrypt and access the encrypted file?</text:span></text:span></text:p>
        <text:p text:style-name="P3"><text:span text:style-name="Strong_20_Emphasis"><text:span text:style-name="T6"/></text:span></text:p>
        <text:list xml:id="list8560839881540302626" text:style-name="L3">
          <text:list-item>
            <text:p text:style-name="P6">Someone that has the private key<text:tab/><text:tab/><text:tab/><text:tab/><text:span text:style-name="T3">rigth</text:span></text:p>
          </text:list-item>
          <text:list-item>
            <text:p text:style-name="P6">Everyone since it can be decrypted with the public key</text:p>
          </text:list-item>
          <text:list-item>
            <text:p text:style-name="P6">No one</text:p>
          </text:list-item>
        </text:list>
        <text:p text:style-name="P7">Score: 0.41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44cm" fo:margin-bottom="1.997cm" fo:margin-left="1.005cm" fo:margin-right="1.3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9S</meta:editing-duration>
    <meta:editing-cycles>3</meta:editing-cycles>
    <meta:generator>OpenOffice/4.1.14$Win32 OpenOffice.org_project/4114m1$Build-9811</meta:generator>
    <dc:date>2023-11-23T13:05:24.73</dc:date>
    <meta:document-statistic meta:table-count="0" meta:image-count="0" meta:object-count="0" meta:page-count="1" meta:paragraph-count="19" meta:word-count="130" meta:character-count="710"/>
    <dc:creator>kaos sevdalisi</dc:creator>
    <meta:user-defined meta:name="Info 1"/>
    <meta:user-defined meta:name="Info 2"/>
    <meta:user-defined meta:name="Info 3"/>
    <meta:user-defined meta:name="Info 4"/>
  </office:meta>
</office:document-meta>
</file>